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a1c6" officeooo:paragraph-rsid="0001a1c6"/>
    </style:style>
    <style:style style:name="P2" style:family="paragraph" style:parent-style-name="Standard" style:list-style-name="L1">
      <style:text-properties officeooo:rsid="0001a1c6" officeooo:paragraph-rsid="0001a1c6"/>
    </style:style>
    <style:style style:name="P3" style:family="paragraph" style:parent-style-name="Standard" style:list-style-name="L2">
      <style:text-properties officeooo:rsid="0001a1c6" officeooo:paragraph-rsid="0001a1c6"/>
    </style:style>
    <style:style style:name="P4" style:family="paragraph" style:parent-style-name="Standard" style:list-style-name="L3">
      <style:text-properties officeooo:rsid="0001a1c6" officeooo:paragraph-rsid="0001a1c6"/>
    </style:style>
    <style:style style:name="P5" style:family="paragraph" style:parent-style-name="Standard" style:list-style-name="L4">
      <style:text-properties officeooo:rsid="0001a1c6" officeooo:paragraph-rsid="0001a1c6"/>
    </style:style>
    <style:style style:name="P6" style:family="paragraph" style:parent-style-name="Standard" style:list-style-name="L5">
      <style:text-properties officeooo:rsid="0001a1c6" officeooo:paragraph-rsid="0001a1c6"/>
    </style:style>
    <style:style style:name="P7" style:family="paragraph" style:parent-style-name="Standard" style:list-style-name="L6">
      <style:text-properties officeooo:rsid="0001a1c6" officeooo:paragraph-rsid="0001a1c6"/>
    </style:style>
    <style:style style:name="P8" style:family="paragraph" style:parent-style-name="Standard" style:list-style-name="L7">
      <style:text-properties officeooo:rsid="0001a1c6" officeooo:paragraph-rsid="0001a1c6"/>
    </style:style>
    <style:style style:name="P9" style:family="paragraph" style:parent-style-name="Standard" style:list-style-name="L9">
      <style:text-properties officeooo:rsid="0001a1c6" officeooo:paragraph-rsid="0001a1c6"/>
    </style:style>
    <style:style style:name="P10" style:family="paragraph" style:parent-style-name="Standard" style:list-style-name="L8">
      <style:text-properties officeooo:rsid="0001a1c6" officeooo:paragraph-rsid="0001a1c6"/>
    </style:style>
    <style:style style:name="P11" style:family="paragraph" style:parent-style-name="Standard">
      <style:text-properties fo:font-weight="bold" officeooo:rsid="0001a1c6" officeooo:paragraph-rsid="0001a1c6" style:font-weight-asian="bold" style:font-weight-complex="bold"/>
    </style:style>
    <style:style style:name="P12" style:family="paragraph" style:parent-style-name="Standard">
      <style:text-properties fo:font-weight="bold" officeooo:rsid="00022339" officeooo:paragraph-rsid="00022339" style:font-weight-asian="bold" style:font-weight-complex="bold"/>
    </style:style>
    <style:style style:name="P13" style:family="paragraph" style:parent-style-name="Standard" style:list-style-name="L8">
      <style:text-properties fo:font-weight="normal" officeooo:rsid="0001a1c6" officeooo:paragraph-rsid="0001a1c6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blemas encontrados</text:p>
      <text:p text:style-name="P11"/>
      <text:p text:style-name="P12">Muitos testes estão quebrando, devido à diferença do comportamento da api em relação a documentação fornecida. </text:p>
      <text:p text:style-name="P11"/>
      <text:p text:style-name="P11">Endpoint Get/api/v1/restricoes/{cpf}</text:p>
      <text:p text:style-name="P11"/>
      <text:list text:style-name="L1">
        <text:list-item>
          <text:p text:style-name="P2">Mensagem retornada pela api é diferente da mensagem que consta na documentação e no Swagger.</text:p>
        </text:list-item>
        <text:list-item>
          <text:p text:style-name="P2">Não existe validação para o parâmetro cpf, podendo ser enviado qualquer valor.</text:p>
        </text:list-item>
      </text:list>
      <text:p text:style-name="P1"/>
      <text:p text:style-name="P11">Endpoint Post/api/simulacoes</text:p>
      <text:p text:style-name="P1"/>
      <text:p text:style-name="P1">Campo Nome </text:p>
      <text:list text:style-name="L2">
        <text:list-item>
          <text:p text:style-name="P3">A aplicação aceita o campo nome vazio.</text:p>
        </text:list-item>
        <text:list-item>
          <text:p text:style-name="P3">A aplicação aceita o campo nome com número e caracteres especiais.</text:p>
        </text:list-item>
        <text:list-item>
          <text:p text:style-name="P3">Quando informamos uma quantidade de caracteres maior que 255, a api retorna o status 200, mas nada é salvo no banco de dados.</text:p>
        </text:list-item>
      </text:list>
      <text:p text:style-name="P1"/>
      <text:p text:style-name="P1">Campo CPF</text:p>
      <text:list text:style-name="L3">
        <text:list-item>
          <text:p text:style-name="P4">Não está claro na documentação se o campo deve ser informado com ou sem a máscara.</text:p>
        </text:list-item>
        <text:list-item>
          <text:p text:style-name="P4">Não existe validação de tamanho (mínimo/máximo).</text:p>
        </text:list-item>
        <text:list-item>
          <text:p text:style-name="P4">Não existe validação se o cpf informado é válido.</text:p>
        </text:list-item>
        <text:list-item>
          <text:p text:style-name="P4">Não existe validação dos tipos de caracteres informados, podendo ser informadas letras e caracteres especiais.</text:p>
        </text:list-item>
        <text:list-item>
          <text:p text:style-name="P4">Statuscode retornado pela api quando o cpf já possui simulação, está diferente da documentação e do swagger.</text:p>
        </text:list-item>
        <text:list-item>
          <text:p text:style-name="P4">Mensagem retornada pela api quando o cpf já possui simulação, está diferente da documentação e do swagger.</text:p>
        </text:list-item>
        <text:list-item>
          <text:p text:style-name="P4">Cpf com restrição pode criar simulações.</text:p>
        </text:list-item>
      </text:list>
      <text:p text:style-name="P1"/>
      <text:p text:style-name="P1">Campo Email</text:p>
      <text:list text:style-name="L4">
        <text:list-item>
          <text:p text:style-name="P5">Tamanho máximo é de 74 caracteres, mas não é validada essa regra.</text:p>
        </text:list-item>
        <text:list-item>
          <text:p text:style-name="P5">A api retorna mensagem diferentes para uma mesma entrada de e-mail para execuções diferentes.</text:p>
        </text:list-item>
      </text:list>
      <text:p text:style-name="P1"/>
      <text:p text:style-name="P1">Campo Valor</text:p>
      <text:list text:style-name="L5">
        <text:list-item>
          <text:p text:style-name="P6">O campo aceita valores negativos e menores que 1000.</text:p>
        </text:list-item>
        <text:list-item>
          <text:p text:style-name="P6">O campo aceita caracteres, truncando o valor na primeira ocorrência identificada.</text:p>
        </text:list-item>
      </text:list>
      <text:p text:style-name="P1"/>
      <text:p text:style-name="P1">Campo Parcelas</text:p>
      <text:list text:style-name="L6">
        <text:list-item>
          <text:p text:style-name="P7">O campo aceitas valores maiores do que 48</text:p>
        </text:list-item>
      </text:list>
      <text:p text:style-name="P1"/>
      <text:p text:style-name="P1">Campo Seguro</text:p>
      <text:p text:style-name="P1">Não foram criados testes automatizados para esse campo devido a falta de informações.</text:p>
      <text:list text:style-name="L7">
        <text:list-item>
          <text:p text:style-name="P8">Quando o campo não é informado no payload, não é retornada uma mensagem tradada de campo obrigatório como nos outros campos, gerando um erro 500 na aplicação.</text:p>
        </text:list-item>
        <text:list-item>
          <text:p text:style-name="P8">Não existe uma validação para o campo quando um string diferente de true/false é informada. O registro é criado normalmente. É uma regra de negócio?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1">Endpoint Post/api/simulacoes/{cpf}</text:p>
      <text:p text:style-name="P11"/>
      <text:list text:style-name="L8">
        <text:list-item>
          <text:p text:style-name="P13">O campo valor não é alterado corretamente, ficando o valor cadastrado anteriormente.</text:p>
        </text:list-item>
        <text:list-item>
          <text:p text:style-name="P13">Mensagem quando cpf não possui simulação é diferente da mensagem do swagger.</text:p>
        </text:list-item>
        <text:list-item>
          <text:p text:style-name="P13">O método possui os mesmos problemas de regras de negócio para os campos do payload encontradas no post.</text:p>
        </text:list-item>
        <text:list-item>
          <text:p text:style-name="P10">Não existe validação para o parâmetro cpf, podendo ser enviado qualquer valor.</text:p>
        </text:list-item>
      </text:list>
      <text:p text:style-name="P11"/>
      <text:p text:style-name="P11">Endpoint Get/api/v1/simulacoes</text:p>
      <text:p text:style-name="P11"/>
      <text:list xml:id="list3514191749" text:style-name="L9">
        <text:list-item>
          <text:p text:style-name="P9">Statuscode retornado pela api quando não existem simulações, está diferente da documentação.</text:p>
        </text:list-item>
      </text:list>
      <text:p text:style-name="P1"/>
      <text:p text:style-name="P11">Endpoint Get/api/v1/simulacoes/{cpf}</text:p>
      <text:p text:style-name="P11"/>
      <text:list xml:id="list131848480590896" text:continue-numbering="true" text:style-name="L9">
        <text:list-item>
          <text:p text:style-name="P9">Não existe validação para o parâmetro cpf, podendo ser enviado qualquer valor.</text:p>
        </text:list-item>
        <text:list-item>
          <text:p text:style-name="P9">Mensagem retornada pela api quando o cpf não possui simulação, está diferente da documentação e do swagger.</text:p>
        </text:list-item>
      </text:list>
      <text:p text:style-name="P1"/>
      <text:p text:style-name="P11">Endpoint Delete/api/v1/simulacoes/{cpf}</text:p>
      <text:p text:style-name="P11"/>
      <text:list xml:id="list131848702418112" text:continue-numbering="true" text:style-name="L9">
        <text:list-item>
          <text:p text:style-name="P9">Statuscode retornado pela api quando são removidas simulações, está diferente da documentação e do swagger.</text:p>
        </text:list-item>
        <text:list-item>
          <text:p text:style-name="P9">Statuscode retornado pela api quando a simulação não é encontrada, está diferente da documentação e do swagger.</text:p>
        </text:list-item>
        <text:list-item>
          <text:p text:style-name="P9">Não é retornada mensagem quando uma simulação é removida com sucesso.</text:p>
        </text:list-item>
        <text:list-item>
          <text:p text:style-name="P9">Não é retornada mensagem quando a simulação à ser removida não é encontra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11:25:36.831000000</meta:creation-date>
    <dc:date>2023-08-06T13:02:01.625000000</dc:date>
    <meta:editing-duration>PT1H36M24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45" meta:word-count="496" meta:character-count="3078" meta:non-whitespace-character-count="2655"/>
  </office:meta>
</office:document-meta>
</file>